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ABOVE LEFT SIDE CORNER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7.38" calcext:value-type="float">
            <text:p>-17.38</text:p>
          </table:table-cell>
          <table:table-cell table:style-name="ce10" table:formula="of:=[.K7]*[.O7]" office:value-type="float" office:value="-19.14" calcext:value-type="float">
            <text:p>-19.14</text:p>
          </table:table-cell>
          <table:table-cell table:style-name="ce10" table:formula="of:=[.L7]*[.S7]" office:value-type="float" office:value="-17.93" calcext:value-type="float">
            <text:p>-17.9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77" calcext:value-type="float">
            <text:p>-11.77</text:p>
          </table:table-cell>
          <table:table-cell table:style-name="ce6" table:formula="of:=[.C9]*[.O9]" office:value-type="float" office:value="-10.89" calcext:value-type="float">
            <text:p>-10.89</text:p>
          </table:table-cell>
          <table:table-cell table:style-name="ce6" table:formula="of:=[.D9]*[.O9]" office:value-type="float" office:value="-9.79" calcext:value-type="float">
            <text:p>-9.79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1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8"/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7:54:51.098299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4T22:04:27.309590904</dc:date>
    <meta:editing-duration>PT10H39M16S</meta:editing-duration>
    <meta:editing-cycles>12</meta:editing-cycles>
    <meta:generator>LibreOffice/6.0.7.3$Linux_X86_64 LibreOffice_project/00m0$Build-3</meta:generator>
    <meta:document-statistic meta:table-count="1" meta:cell-count="301" meta:object-count="0"/>
  </office:meta>
</office:document-meta>
</file>